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09f" officeooo:paragraph-rsid="001b909f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1b909f" officeooo:paragraph-rsid="001b909f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 et vérification – TD2</text:p>
      <text:p text:style-name="P1"/>
      <text:p text:style-name="P1">1 – Tri bicolore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11:44:50.663723196</meta:creation-date>
    <meta:generator>LibreOffice/6.4.7.2$Linux_X86_64 LibreOffice_project/40$Build-2</meta:generator>
    <dc:date>2021-11-16T11:46:13.760971691</dc:date>
    <meta:editing-duration>PT1M23S</meta:editing-duration>
    <meta:editing-cycles>1</meta:editing-cycles>
    <meta:document-statistic meta:table-count="0" meta:image-count="0" meta:object-count="0" meta:page-count="1" meta:paragraph-count="2" meta:word-count="7" meta:character-count="42" meta:non-whitespace-character-count="35"/>
  </office:meta>
</office:document-meta>
</file>